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158cm" fo:min-width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30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374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353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scale="100%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scale="100%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595cm" svg:height="0.624cm" svg:x="11.778cm" svg:y="13.665cm">
            <draw:text-box>
              <text:p text:style-name="P1"><text:span text:style-name="T1">I</text:span></text:p>
            </draw:text-box>
          </draw:frame>
          <draw:polyline draw:style-name="gr2" draw:text-style-name="P3" draw:layer="layout" svg:width="3.276cm" svg:height="0.02cm" draw:transform="rotate (0.504400153826361) translate (8.9690972222273cm 15.5944861111203cm)" svg:viewBox="0 0 3277 21" draw:points="0,19 453,0 935,16 1346,16 1963,0 2383,5 2866,18 3277,21">
            <text:p/>
          </draw:polyline>
          <draw:polyline draw:style-name="gr2" draw:text-style-name="P3" draw:layer="layout" svg:width="0.225cm" svg:height="0.216cm" draw:transform="skewX (-0.00820304748437328) rotate (2.06838969653848) translate (10.3149444444497cm 14.8702916666631cm)" svg:viewBox="0 0 226 217" draw:points="0,217 226,215 222,0">
            <text:p/>
          </draw:polyline>
          <draw:frame draw:style-name="gr1" draw:text-style-name="P2" draw:layer="layout" svg:width="0.739cm" svg:height="0.624cm" svg:x="9.279cm" svg:y="13.665cm">
            <draw:text-box>
              <text:p text:style-name="P1"><text:span text:style-name="T1">H</text:span></text:p>
            </draw:text-box>
          </draw:frame>
          <draw:polyline draw:style-name="gr2" draw:text-style-name="P3" draw:layer="layout" svg:width="2.01cm" svg:height="0.01cm" svg:x="9.835cm" svg:y="14.03cm" svg:viewBox="0 0 2011 11" draw:points="0,0 418,11 810,11 1245,11 1679,11 2011,0">
            <text:p/>
          </draw:polyline>
          <draw:polyline draw:style-name="gr2" draw:text-style-name="P3" draw:layer="layout" svg:width="1.8cm" svg:height="0.821cm" draw:transform="rotate (-2.06559716973529) translate (10.5601249999983cm 14.4197361110857cm)" svg:viewBox="0 0 1801 822" draw:points="536,0 217,503 0,822 579,799 1164,817 1801,820">
            <text:p/>
          </draw:polyline>
          <draw:line draw:style-name="gr3" draw:text-style-name="P3" draw:layer="layout" svg:x1="9.054cm" svg:y1="15.761cm" svg:x2="11.922cm" svg:y2="14.175cm">
            <text:p/>
          </draw:line>
          <draw:line draw:style-name="gr3" draw:text-style-name="P3" draw:layer="layout" svg:x1="9.835cm" svg:y1="13.877cm" svg:x2="11.846cm" svg:y2="13.877cm">
            <text:p/>
          </draw:line>
          <draw:frame draw:style-name="gr4" draw:text-style-name="P5" draw:layer="layout" svg:width="1.235cm" svg:height="0.624cm" svg:x="10.187cm" svg:y="13.353cm">
            <draw:text-box>
              <text:p text:style-name="P4"><text:span text:style-name="T2">2,7</text:span></text:p>
            </draw:text-box>
          </draw:frame>
          <draw:frame draw:style-name="gr5" draw:text-style-name="P6" draw:layer="layout" svg:width="1.051cm" svg:height="0.624cm" svg:x="9.755cm" svg:y="14.078cm">
            <draw:text-box>
              <text:p text:style-name="P1"><text:span text:style-name="T2">1,3</text:span></text:p>
            </draw:text-box>
          </draw:frame>
          <draw:frame draw:style-name="gr1" draw:text-style-name="P2" draw:layer="layout" svg:width="0.748cm" svg:height="0.624cm" svg:x="8.398cm" svg:y="15.442cm">
            <draw:text-box>
              <text:p text:style-name="P1"><text:span text:style-name="T1">G</text:span></text:p>
            </draw:text-box>
          </draw:frame>
          <draw:frame draw:style-name="gr6" draw:text-style-name="P5" draw:layer="layout" svg:width="1.159cm" svg:height="0.624cm" draw:transform="rotate (0.515395728113926) translate (9.917cm 15.237cm)">
            <draw:text-box>
              <text:p text:style-name="P4"><text:span text:style-name="T2">4,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52:44.475214059</meta:creation-date>
    <dc:date>2018-03-22T11:55:48.247917269</dc:date>
    <meta:editing-duration>PT3M4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